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Ingåend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ll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injon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iff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gående / mellan</text:p>
          </table:table-cell>
          <table:table-cell table:style-name="ce2" table:formula="of:=[.B2]/[.B1]" office:value-type="float" office:value="2.66666666666667" calcext:value-type="float">
            <text:p>2,7</text:p>
          </table:table-cell>
          <table:table-cell/>
        </table:table-row>
        <table:table-row table:style-name="ro1">
          <table:table-cell table:style-name="ce1" office:value-type="string" calcext:value-type="string">
            <text:p>Pinjong / diff</text:p>
          </table:table-cell>
          <table:table-cell table:style-name="ce3" table:formula="of:=[.B4]/[.B3]" office:value-type="float" office:value="3.4545454545454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[.B8]*[.B7]" office:value-type="float" office:value="9.21212121212121" calcext:value-type="float">
            <text:p>9,2</text:p>
          </table:table-cell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15:30.099262628</meta:creation-date>
    <dc:date>2018-04-02T00:52:02.729062178</dc:date>
    <meta:editing-duration>PT6H26M12S</meta:editing-duration>
    <meta:editing-cycles>1</meta:editing-cycles>
    <meta:document-statistic meta:table-count="1" meta:cell-count="14" meta:object-count="0"/>
    <meta:generator>LibreOffice/5.4.5.1$Linux_X86_64 LibreOffice_project/40m0$Build-1</meta:generator>
  </office:meta>
</office:document-meta>
</file>